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Bold" svg:font-family="'Noto Sans CJK TC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20.5cm"/>
    </style:style>
    <style:style style:name="gr2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4.75cm" fo:min-width="20.5cm"/>
    </style:style>
    <style:style style:name="gr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4.75cm" fo:min-width="20.5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4.75cm" fo:min-width="20.5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517cm" fo:min-width="0.6cm"/>
    </style:style>
    <style:style style:name="gr6" style:family="graphic" style:parent-style-name="standard">
      <style:graphic-properties draw:stroke="none" draw:fill-color="#808080" draw:opacity="100%" draw:textarea-horizontal-align="justify" draw:textarea-vertical-align="middle" draw:auto-grow-height="false" fo:min-height="0.517cm" fo:min-width="0.6cm"/>
    </style:style>
    <style:style style:name="gr7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517cm" fo:min-width="0.6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1.15cm" fo:min-width="2.61cm"/>
    </style:style>
    <style:style style:name="gr9" style:family="graphic" style:parent-style-name="standard" style:list-style-name="L1">
      <style:graphic-properties draw:stroke="none" draw:fill="solid" draw:fill-color="#006699" draw:opacity="70%" draw:textarea-horizontal-align="justify" draw:textarea-vertical-align="middle" draw:auto-grow-height="false" fo:min-height="19.75cm" fo:min-width="6.5cm"/>
    </style:style>
    <style:style style:name="gr10" style:family="graphic" style:parent-style-name="standard">
      <style:graphic-properties draw:stroke="none" draw:fill="none" draw:opacity="100%" draw:textarea-horizontal-align="justify" draw:textarea-vertical-align="middle" draw:auto-grow-height="false" fo:min-height="4.75cm" fo:min-width="6.51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9.639cm" fo:min-width="1cm"/>
    </style:style>
    <style:style style:name="gr12" style:family="graphic">
      <style:graphic-properties style:protect="size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000000" style:font-name="Noto Sans CJK TC Bold" fo:font-size="66pt" fo:font-weight="normal" style:font-name-asian="Noto Sans CJK TC Bold" style:font-size-asian="66pt" style:font-weight-asian="normal" style:font-size-complex="66pt" style:font-relief="none"/>
    </style:style>
    <style:style style:name="P2" style:family="paragraph">
      <loext:graphic-properties draw:fill-color="#ffffff"/>
      <style:paragraph-properties fo:text-align="center"/>
      <style:text-properties fo:color="#000000" style:font-name="Noto Sans CJK TC Bold" fo:font-size="66pt" fo:font-weight="normal" style:font-name-asian="Noto Sans CJK TC Bold" style:font-size-asian="66pt" style:font-weight-asian="normal" style:font-size-complex="66pt" style:font-relief="none"/>
    </style:style>
    <style:style style:name="P3" style:family="paragraph">
      <style:paragraph-properties fo:text-align="center"/>
      <style:text-properties fo:color="#808080" style:font-name="Noto Sans CJK TC Bold" fo:font-size="66pt" style:font-name-asian="Noto Sans CJK TC Bold" style:font-size-asian="66pt" style:font-size-complex="66pt"/>
    </style:style>
    <style:style style:name="P4" style:family="paragraph">
      <loext:graphic-properties draw:fill-color="#cccccc" draw:opacity="100%"/>
      <style:paragraph-properties fo:text-align="center"/>
      <style:text-properties fo:color="#808080" style:font-name="Noto Sans CJK TC Bold" fo:font-size="66pt" style:font-name-asian="Noto Sans CJK TC Bold" style:font-size-asian="66pt" style:font-size-complex="66pt"/>
    </style:style>
    <style:style style:name="P5" style:family="paragraph">
      <style:paragraph-properties fo:text-align="center"/>
      <style:text-properties fo:color="#cccccc" style:font-name="Noto Sans CJK TC Bold" fo:font-size="66pt" style:font-name-asian="Noto Sans CJK TC Bold" style:font-size-asian="66pt" style:font-size-complex="66pt"/>
    </style:style>
    <style:style style:name="P6" style:family="paragraph">
      <loext:graphic-properties draw:fill-color="#000000" draw:opacity="50%"/>
      <style:paragraph-properties fo:text-align="center"/>
      <style:text-properties fo:color="#cccccc" style:font-name="Noto Sans CJK TC Bold" fo:font-size="66pt" style:font-name-asian="Noto Sans CJK TC Bold" style:font-size-asian="66pt" style:font-size-complex="66pt"/>
    </style:style>
    <style:style style:name="P7" style:family="paragraph">
      <style:paragraph-properties fo:text-align="center"/>
      <style:text-properties style:font-name="Noto Sans CJK TC Bold" fo:font-size="66pt" style:font-name-asian="Noto Sans CJK TC Bold" style:font-size-asian="66pt" style:font-size-complex="66pt"/>
    </style:style>
    <style:style style:name="P8" style:family="paragraph">
      <loext:graphic-properties draw:fill-color="#000000"/>
      <style:paragraph-properties fo:text-align="center"/>
      <style:text-properties style:use-window-font-color="true" style:font-name="Noto Sans CJK TC Bold" fo:font-size="66pt" style:font-name-asian="Noto Sans CJK TC Bold" style:font-size-asian="66pt" style:font-size-complex="66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808080" draw:opacity="100%"/>
      <style:paragraph-properties fo:text-align="center"/>
    </style:style>
    <style:style style:name="P11" style:family="paragraph">
      <loext:graphic-properties draw:fill-color="#cccccc" draw:opacity="100%"/>
      <style:paragraph-properties fo:text-align="center"/>
    </style:style>
    <style:style style:name="P12" style:family="paragraph">
      <style:paragraph-properties fo:text-align="center"/>
      <style:text-properties fo:color="#ffffff" style:font-name="Noto Sans CJK TC Bold" fo:font-size="18pt" style:font-name-asian="Noto Sans CJK TC Bold" style:font-size-asian="18pt" style:font-size-complex="18pt"/>
    </style:style>
    <style:style style:name="P13" style:family="paragraph">
      <loext:graphic-properties draw:fill="none" draw:opacity="100%"/>
      <style:paragraph-properties fo:text-align="center"/>
      <style:text-properties fo:color="#ffffff" style:font-name="Noto Sans CJK TC Bold" fo:font-size="18pt" style:font-name-asian="Noto Sans CJK TC Bold" style:font-size-asian="18pt" style:font-size-complex="18pt"/>
    </style:style>
    <style:style style:name="P14" style:family="paragraph">
      <loext:graphic-properties draw:fill="solid" draw:fill-color="#006699" draw:opacity="70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cccccc" style:text-outline="false" style:text-line-through-style="none" style:text-line-through-type="none" style:font-name="Noto Sans CJK TC Bold" fo:font-size="48pt" fo:font-style="normal" fo:text-shadow="none" style:text-underline-style="none" fo:font-weight="normal" style:letter-kerning="true" style:font-name-asian="Noto Sans CJK TC Bold" style:font-size-asian="48pt" style:font-style-asian="normal" style:font-weight-asian="normal" style:font-name-complex="Noto Sans CJK TC Regular" style:font-size-complex="4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color="#ffffff" style:font-name="Noto Sans CJK TC Bold" fo:font-size="54pt" style:font-name-asian="Noto Sans CJK TC Bold" style:font-size-asian="54pt" style:font-size-complex="54pt"/>
    </style:style>
    <style:style style:name="P16" style:family="paragraph">
      <loext:graphic-properties draw:fill="none" draw:opacity="100%"/>
      <style:paragraph-properties fo:text-align="center"/>
      <style:text-properties fo:color="#ffffff" style:font-name="Noto Sans CJK TC Bold" fo:font-size="54pt" style:font-name-asian="Noto Sans CJK TC Bold" style:font-size-asian="54pt" style:font-size-complex="54pt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color="#cccccc" style:font-name="Noto Sans CJK TC Bold" fo:font-size="18pt" style:font-name-asian="Noto Sans CJK TC Bold" style:font-size-asian="18pt" style:font-size-complex="18pt"/>
    </style:style>
    <style:style style:name="P20" style:family="paragraph">
      <loext:graphic-properties draw:fill="none" draw:opacity="100%"/>
      <style:paragraph-properties fo:text-align="center"/>
      <style:text-properties fo:color="#cccccc" style:font-name="Noto Sans CJK TC Bold" fo:font-size="18pt" style:font-name-asian="Noto Sans CJK TC Bold" style:font-size-asian="18pt" style:font-size-complex="18pt"/>
    </style:style>
    <style:style style:name="P21" style:family="paragraph">
      <style:paragraph-properties fo:text-align="center"/>
      <style:text-properties fo:color="#808080" style:font-name="Noto Sans CJK TC Bold" fo:font-size="18pt" style:font-name-asian="Noto Sans CJK TC Bold" style:font-size-asian="18pt" style:font-size-complex="18pt"/>
    </style:style>
    <style:style style:name="P22" style:family="paragraph">
      <loext:graphic-properties draw:fill="none" draw:opacity="100%"/>
      <style:paragraph-properties fo:text-align="center"/>
      <style:text-properties fo:color="#808080" style:font-name="Noto Sans CJK TC Bold" fo:font-size="18pt" style:font-name-asian="Noto Sans CJK TC Bold" style:font-size-asian="18pt" style:font-size-complex="18pt"/>
    </style:style>
    <style:style style:name="P23" style:family="paragraph">
      <loext:graphic-properties draw:fill-color="#ffffff"/>
    </style:style>
    <style:style style:name="T1" style:family="text">
      <style:text-properties fo:color="#000000" style:font-name="Noto Sans CJK TC Bold" fo:font-size="66pt" fo:font-weight="normal" style:font-name-asian="Noto Sans CJK TC Bold" style:font-size-asian="66pt" style:font-weight-asian="normal" style:font-size-complex="66pt" style:font-relief="none"/>
    </style:style>
    <style:style style:name="T2" style:family="text">
      <style:text-properties fo:color="#808080" style:font-name="Noto Sans CJK TC Bold" fo:font-size="66pt" style:font-name-asian="Noto Sans CJK TC Bold" style:font-size-asian="66pt" style:font-size-complex="66pt"/>
    </style:style>
    <style:style style:name="T3" style:family="text">
      <style:text-properties fo:color="#cccccc" style:font-name="Noto Sans CJK TC Bold" fo:font-size="66pt" style:font-name-asian="Noto Sans CJK TC Bold" style:font-size-asian="66pt" style:font-size-complex="66pt"/>
    </style:style>
    <style:style style:name="T4" style:family="text">
      <style:text-properties style:use-window-font-color="true" style:font-name="Noto Sans CJK TC Bold" fo:font-size="66pt" style:font-name-asian="Noto Sans CJK TC Bold" style:font-size-asian="66pt" style:font-size-complex="66pt"/>
    </style:style>
    <style:style style:name="T5" style:family="text">
      <style:text-properties fo:color="#ffffff" style:font-name="Noto Sans CJK TC Bold" fo:font-size="18pt" style:font-name-asian="Noto Sans CJK TC Bold" style:font-size-asian="18pt" style:font-size-complex="18pt"/>
    </style:style>
    <style:style style:name="T6" style:family="text">
      <style:text-properties fo:color="#ffffff" style:font-name="Noto Sans CJK TC Bold" fo:font-size="54pt" style:font-name-asian="Noto Sans CJK TC Bold" style:font-size-asian="54pt" style:font-size-complex="5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ccccc" style:font-name="Noto Sans CJK TC Bold" fo:font-size="18pt" style:font-name-asian="Noto Sans CJK TC Bold" style:font-size-asian="18pt" style:font-size-complex="18pt"/>
    </style:style>
    <style:style style:name="T9" style:family="text">
      <style:text-properties fo:color="#808080" style:font-name="Noto Sans CJK TC Bold" fo:font-size="18pt" style:font-name-asian="Noto Sans CJK TC 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2" draw:layer="layout" svg:width="21cm" svg:height="5cm" svg:x="7cm" svg:y="0cm">
          <text:p text:style-name="P1"><text:span text:style-name="T1">智</text:span><text:span text:style-name="T1">慧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1cm" svg:height="5cm" svg:x="7cm" svg:y="5cm">
          <text:p text:style-name="P3"><text:span text:style-name="T2">知</text:span><text:span text:style-name="T2">識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1cm" svg:height="5cm" svg:x="7cm" svg:y="10cm">
          <text:p text:style-name="P5"><text:span text:style-name="T3">資訊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1cm" svg:height="5cm" svg:x="7cm" svg:y="15cm">
          <text:p text:style-name="P7"><text:span text:style-name="T4">資料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cm" svg:height="2.3cm" svg:x="26cm" svg:y="12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2.2cm" svg:height="2.3cm" svg:x="26.001cm" svg:y="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2.2cm" svg:height="2.3cm" svg:x="26.002cm" svg:y="2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3.11cm" svg:height="1.4cm" svg:x="25.4cm" svg:y="15cm">
          <text:p text:style-name="P12"><text:span text:style-name="T5">分析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4" draw:layer="layout" svg:width="7cm" svg:height="20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6" draw:layer="layout" svg:width="7.01cm" svg:height="5cm" svg:x="0cm" svg:y="0cm">
            <text:p text:style-name="P15"><text:span text:style-name="T6">抽象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6" draw:layer="layout" svg:width="7.01cm" svg:height="5cm" svg:x="0cm" svg:y="15cm">
            <text:p text:style-name="P15"><text:span text:style-name="T6">具體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8" draw:layer="layout" svg:width="3cm" svg:height="11.3cm" svg:x="1.9cm" svg:y="4.3cm">
            <text:p text:style-name="P17"><text:span text:style-name="T7">概</text:span></text:p>
            <text:p text:style-name="P17"><text:span text:style-name="T7">念</text:span></text:p>
            <text:p text:style-name="P17"><text:span text:style-name="T7">層</text:span></text:p>
            <text:p text:style-name="P17"><text:span text:style-name="T7">次</text:span>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8" draw:text-style-name="P20" draw:layer="layout" svg:width="3.11cm" svg:height="1.4cm" svg:x="25.4cm" svg:y="10cm">
          <text:p text:style-name="P19"><text:span text:style-name="T8">理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3.11cm" svg:height="1.4cm" svg:x="25.4cm" svg:y="5cm">
          <text:p text:style-name="P21"><text:span text:style-name="T9">洞察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Bold" svg:font-family="'Noto Sans CJK TC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  <draw:page-thumbnail draw:layer="backgroundobjects" svg:width="8.999cm" svg:height="6.427cm" svg:x="1cm" svg:y="3.059cm"/>
      <draw:page-thumbnail draw:layer="backgroundobjects" svg:width="8.999cm" svg:height="6.427cm" svg:x="1cm" svg:y="11.635cm"/>
      <draw:page-thumbnail draw:layer="backgroundobjects" svg:width="8.999cm" svg:height="6.427cm" svg:x="1cm" svg:y="20.211cm"/>
      <draw:page-thumbnail draw:layer="backgroundobjects" svg:width="8.999cm" svg:height="6.427cm" svg:x="11cm" svg:y="3.059cm"/>
      <draw:page-thumbnail draw:layer="backgroundobjects" svg:width="8.999cm" svg:height="6.427cm" svg:x="11cm" svg:y="11.635cm"/>
      <draw:page-thumbnail draw:layer="backgroundobjects" svg:width="8.999cm" svg:height="6.427cm" svg:x="11cm" svg:y="20.211cm"/>
    </style:handout-master>
    <style:master-page style:name="預設" style:page-layout-name="PM1" draw:style-name="Mdp1">
      <draw:frame presentation:style-name="預設-title" draw:layer="backgroundobjects" svg:width="25.199cm" svg:height="3.339cm" svg:x="1.4cm" svg:y="0.797cm" presentation:class="title" presentation:placeholder="true">
        <draw:text-box/>
      </draw:frame>
      <draw:frame presentation:style-name="預設-outline1" draw:layer="backgroundobjects" svg:width="25.199cm" svg:height="11.599cm" svg:x="1.4cm" svg:y="4.68cm" presentation:class="outline" presentation:placeholder="true">
        <draw:text-box/>
      </draw:frame>
      <draw:frame presentation:style-name="Mpr1" draw:text-style-name="MP2" draw:layer="backgroundobjects" svg:width="6.523cm" svg:height="1.379cm" svg:x="1.4cm" svg:y="18.2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379cm" svg:x="9.576cm" svg:y="18.2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379cm" svg:x="20.076cm" svg:y="18.22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08:27:50.526802392</meta:creation-date>
    <dc:date>2017-07-20T09:15:53.473389528</dc:date>
    <meta:editing-duration>PT15M19S</meta:editing-duration>
    <meta:editing-cycles>3</meta:editing-cycles>
    <meta:generator>LibreOffice/5.2.6.2$Linux_X86_64 LibreOffice_project/a3100ed2409ebf1c212f5048fbe377c281438fdc</meta:generator>
    <meta:document-statistic meta:object-count="38"/>
  </office:meta>
</office:document-meta>
</file>